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8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IDC 6 -way boxed headers (polarised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3-way slide swit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6-Pin DIL IC socket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CF8591 Analogue converter I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0K resistor 125 mw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00 nF ceramic capacito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eader male 0.1” 3 wa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eader male 0.1” 2 wa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Female header 0..1” 8 wa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umpe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CB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illy Cocking</meta:initial-creator>
    <meta:creation-date>2012-11-16T14:16:19</meta:creation-date>
    <dc:date>2012-12-29T14:56:26</dc:date>
    <dc:creator>Nat </dc:creator>
    <meta:editing-duration>PT8M53S</meta:editing-duration>
    <meta:editing-cycles>2</meta:editing-cycles>
    <meta:generator>LibreOffice/3.5$Linux_x86 LibreOffice_project/350m1$Build-2</meta:generator>
    <meta:document-statistic meta:table-count="3" meta:cell-count="22" meta:object-count="0"/>
  </office:meta>
</office:document-meta>
</file>